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adornments="Bold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54a8" officeooo:paragraph-rsid="000d54a8"/>
    </style:style>
    <style:style style:name="P2" style:family="paragraph" style:parent-style-name="Standard">
      <style:text-properties officeooo:paragraph-rsid="000d54a8"/>
    </style:style>
    <style:style style:name="P3" style:family="paragraph" style:parent-style-name="Standard">
      <style:text-properties officeooo:paragraph-rsid="000ff829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0ff829"/>
    </style:style>
    <style:style style:name="P8" style:family="paragraph" style:parent-style-name="Standard">
      <style:text-properties officeooo:paragraph-rsid="001c429f"/>
    </style:style>
    <style:style style:name="P9" style:family="paragraph" style:parent-style-name="Heading_20_1" style:master-page-name="Standard">
      <style:paragraph-properties style:page-number="1"/>
    </style:style>
    <style:style style:name="P10" style:family="paragraph">
      <loext:graphic-properties draw:fill="solid" draw:fill-color="#bce4e5"/>
      <style:text-properties style:font-name="DejaVu Sans Mono" fo:font-size="10pt" style:font-size-asian="10pt" style:font-size-complex="10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officeooo:rsid="000d54a8"/>
    </style:style>
    <style:style style:name="T3" style:family="text">
      <style:text-properties officeooo:rsid="001a6ed3"/>
    </style:style>
    <style:style style:name="T4" style:family="text">
      <style:text-properties style:font-name="DejaVu Sans Mono"/>
    </style:style>
    <style:style style:name="gr1" style:family="graphic">
      <style:graphic-properties draw:stroke="none" svg:stroke-color="#59c5c7" draw:fill="solid" draw:fill-color="#bce4e5" draw:textarea-vertical-align="middle" fo:min-height="0.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59c5c7" draw:fill="solid" draw:fill-color="#bce4e5" draw:textarea-vertical-align="middle" fo:min-height="0.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nga downloader</text:p>
      <text:p text:style-name="Heading_20_2"><text:span text:style-name="T2">C</text:span>omponents:</text:p>
      <text:p text:style-name="P1">-CLI</text:p>
      <text:p text:style-name="Standard"><text:span text:style-name="T2">-D</text:span>ownload service</text:p>
      <text:p text:style-name="P8"><text:span text:style-name="T2">-R</text:span>educer</text:p>
      <text:p text:style-name="Heading_20_3">CLI</text:p>
      <text:p text:style-name="P5"><text:span text:style-name="T2">F</text:span>unction to take a string manga name and optional chapters and call the download service. </text:p>
      <text:p text:style-name="P5"/>
      <text:p text:style-name="P4">Cli usage examples - </text:p>
      <text:p text:style-name="Standard"/>
      <text:p text:style-name="P3">to download all chapters: </text:p>
      <text:p text:style-name="P7"><draw:frame text:anchor-type="paragraph" draw:z-index="2" draw:name="Shape1" draw:style-name="gr2" draw:text-style-name="P10" svg:width="15.701cm" svg:height="0.701cm" svg:x="0cm" svg:y="0cm"><draw:text-box><text:p><text:span text:style-name="T4">sbt run bleach</text:span></text:p></draw:text-box></draw:frame>to download first 10 chapters:</text:p>
      <text:p text:style-name="P8"><draw:frame text:anchor-type="paragraph" draw:z-index="1" draw:name="Shape1" draw:style-name="gr2" draw:text-style-name="P10" svg:width="15.701cm" svg:height="0.701cm" svg:x="0cm" svg:y="0cm"><draw:text-box><text:p><text:span text:style-name="T4">sbt run bleach 10</text:span></text:p></draw:text-box></draw:frame><draw:frame text:anchor-type="paragraph" draw:z-index="0" draw:name="Shape1" draw:style-name="gr1" draw:text-style-name="P10" svg:width="15.701cm" svg:height="0.701cm" svg:x="0cm" svg:y="0cm"><draw:text-box><text:p><text:span text:style-name="T4">sbt run bleach 10 20</text:span></text:p></draw:text-box></draw:frame>to download chapters from 10 to 20:</text:p>
      <text:p text:style-name="Heading_20_3"><text:span text:style-name="T2">D</text:span>ownload service </text:p>
      <text:p text:style-name="P2"><text:span text:style-name="T2">C</text:span>omponents:</text:p>
      <text:p text:style-name="Standard">-crawler to get image urls for given chapter numbers</text:p>
      <text:p text:style-name="P3">-<text:span text:style-name="T3">function to </text:span>download images</text:p>
      <text:p text:style-name="P3"/>
      <text:p text:style-name="P3">crawler usage examples:</text:p>
      <text:p text:style-name="P6">crawlerFirstPage(mangaName) -&gt;</text:p>
      <text:p text:style-name="P6">page source for <text:a xlink:type="simple" xlink:href="http://www.mangareader.net/mangaName" text:style-name="ListLabel_20_1" text:visited-style-name="ListLabel_20_1"><text:span text:style-name="T1">www.mangareader.net/mangaName</text:span></text:a></text:p>
      <text:p text:style-name="P6">list of chapters for mangaName</text:p>
      <text:p text:style-name="P6">crawlerForChapter(mangaName, chapterNumber) -&gt;</text:p>
      <text:p text:style-name="P6">page source for www.mangareader.net/manganame -&gt;</text:p>
      <text:p text:style-name="P6">list of image locations for chapterNumber</text:p>
      <text:p text:style-name="P6">crawler(mangaName)</text:p>
      <text:p text:style-name="P6">list of image locations for all chapter for mangaName</text:p>
      <text:p text:style-name="Heading_20_3"><text:span text:style-name="T2">R</text:span>educer</text:p>
      <text:p text:style-name="Standard"><text:span text:style-name="T2">F</text:span>unction to await downloaded images from all threads and create folders to sort images based on their chapter and page number.</text:p>
      <text:p text:style-name="Standard"/>
      <text:p text:style-name="Standard">reducer result examples -</text:p>
      <text:p text:style-name="Standard"><text:s text:c="2"/>for ex 1:</text:p>
      <text:p text:style-name="Standard"><text:tab/>folder structure like</text:p>
      <text:p text:style-name="Standard"><text:tab/>[1[1.jpg,2.jpg,3.jpg…]2[1.jpg,2.jpg,..],..600ish[1.jpg, ..]</text:p>
      <text:p text:style-name="Standard"><text:soft-page-break/><text:s/>for ex2:</text:p>
      <text:p text:style-name="Standard"><text:tab/>folder structure like</text:p>
      <text:p text:style-name="Standard"><text:tab/>[1[1.jpg,2.jpg,3.jpg…]2[1.jpg,2.jpg,..],..10[1.jpg, ..]</text:p>
      <text:p text:style-name="Standard">for ex3:</text:p>
      <text:p text:style-name="Standard"><text:tab/>folder structure like</text:p>
      <text:p text:style-name="Standard"><text:tab/>[10[1.jpg,2.jpg,3.jpg…]11[1.jpg,2.jpg,..],..20[1.jpg, ..]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adornments="Bold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s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17:05:28.875307560</dc:date>
    <meta:editing-duration>PT28M3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145" meta:character-count="1129" meta:non-whitespace-character-count="1007"/>
  </office:meta>
</office:document-meta>
</file>